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2e4" officeooo:paragraph-rsid="0006f2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girb9mMdoJL8zeLDUDtkerD78oqIcv3RF6ps</text:p>
      <text:p text:style-name="Standard"/>
      <text:p text:style-name="P1">1.this is my first changes for git practice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2:31:57.004585453</meta:creation-date>
    <dc:date>2024-03-13T14:12:33.604525174</dc:date>
    <meta:editing-duration>PT1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9" meta:character-count="86" meta:non-whitespace-character-count="79"/>
  </office:meta>
</office:document-meta>
</file>